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1D44DCB928FD46A4D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unito" svg:font-family="Nunito" style:font-family-generic="roman" style:font-pitch="variable"/>
    <style:font-face style:name="Nunito1" svg:font-family="Nunito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9in" fo:margin-top="0in" fo:margin-bottom="0in" table:align="center" style:writing-mode="lr-tb"/>
    </style:style>
    <style:style style:name="Table1.A" style:family="table-column">
      <style:table-column-properties style:column-width="2.2813in"/>
    </style:style>
    <style:style style:name="Table1.B" style:family="table-column">
      <style:table-column-properties style:column-width="2.1139in"/>
    </style:style>
    <style:style style:name="Table1.C" style:family="table-column">
      <style:table-column-properties style:column-width="2.2924in"/>
    </style:style>
    <style:style style:name="Table1.D" style:family="table-column">
      <style:table-column-properties style:column-width="2.3118in"/>
    </style:style>
    <style:style style:name="Table1.1" style:family="table-row">
      <style:table-row-properties style:min-row-height="0.2722in" fo:keep-together="auto"/>
    </style:style>
    <style:style style:name="Table1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1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1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1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.B2" style:family="table-cell">
      <style:table-cell-properties style:vertical-align="middle" fo:background-color="#c9daf8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C2" style:family="table-cell">
      <style:table-cell-properties style:vertical-align="middle" fo:background-color="#b7e1cd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D2" style:family="table-cell">
      <style:table-cell-properties style:vertical-align="middle" fo:background-color="#f4cccc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C3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D3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1.3375in"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8.9896in" fo:margin-top="0in" fo:margin-bottom="0in" table:align="center" style:writing-mode="lr-tb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2.1458in"/>
    </style:style>
    <style:style style:name="Table2.C" style:family="table-column">
      <style:table-column-properties style:column-width="2.291in"/>
    </style:style>
    <style:style style:name="Table2.D" style:family="table-column">
      <style:table-column-properties style:column-width="2.3021in"/>
    </style:style>
    <style:style style:name="Table2.1" style:family="table-row">
      <style:table-row-properties style:min-row-height="0.2722in" fo:keep-together="auto"/>
    </style:style>
    <style:style style:name="Table2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2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2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2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2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C2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9in" fo:margin-top="0in" fo:margin-bottom="0in" table:align="center" style:writing-mode="lr-tb"/>
    </style:style>
    <style:style style:name="Table3.A" style:family="table-column">
      <style:table-column-properties style:column-width="2.25in"/>
    </style:style>
    <style:style style:name="Table3.D" style:family="table-column">
      <style:table-column-properties style:column-width="2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3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3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3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3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3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3.C2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" style:family="table">
      <style:table-properties style:width="9in" fo:margin-top="0in" fo:margin-bottom="0in" table:align="center" style:writing-mode="lr-tb"/>
    </style:style>
    <style:style style:name="Table4.A" style:family="table-column">
      <style:table-column-properties style:column-width="2.25in"/>
    </style:style>
    <style:style style:name="Table4.D" style:family="table-column">
      <style:table-column-properties style:column-width="2.2493in"/>
    </style:style>
    <style:style style:name="Table4.1" style:family="table-row">
      <style:table-row-properties style:min-row-height="0.2903in" fo:keep-together="auto"/>
    </style:style>
    <style:style style:name="Table4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4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4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4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4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C2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3" style:family="table-row">
      <style:table-row-properties fo:keep-together="auto"/>
    </style:style>
    <style:style style:name="Table5" style:family="table">
      <style:table-properties style:width="9in" fo:margin-top="0in" fo:margin-bottom="0in" table:align="center" style:writing-mode="lr-tb"/>
    </style:style>
    <style:style style:name="Table5.A" style:family="table-column">
      <style:table-column-properties style:column-width="2.25in"/>
    </style:style>
    <style:style style:name="Table5.D" style:family="table-column">
      <style:table-column-properties style:column-width="2.2493in"/>
    </style:style>
    <style:style style:name="Table5.1" style:family="table-row">
      <style:table-row-properties style:min-row-height="0.1472in" fo:keep-together="auto"/>
    </style:style>
    <style:style style:name="Table5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5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5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5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5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5.C2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5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6" style:family="table">
      <style:table-properties style:width="9in" fo:margin-top="0in" fo:margin-bottom="0in" table:align="center" style:writing-mode="lr-tb"/>
    </style:style>
    <style:style style:name="Table6.A" style:family="table-column">
      <style:table-column-properties style:column-width="2.25in"/>
    </style:style>
    <style:style style:name="Table6.D" style:family="table-column">
      <style:table-column-properties style:column-width="2.2493in"/>
    </style:style>
    <style:style style:name="Table6.1" style:family="table-row">
      <style:table-row-properties style:min-row-height="0.1472in" fo:keep-together="auto"/>
    </style:style>
    <style:style style:name="Table6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6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6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6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6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6.C2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6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6.3" style:family="table-row">
      <style:table-row-properties fo:keep-together="auto"/>
    </style:style>
    <style:style style:name="Table7" style:family="table">
      <style:table-properties style:width="9in" fo:margin-top="0in" fo:margin-bottom="0in" table:align="center" style:writing-mode="lr-tb"/>
    </style:style>
    <style:style style:name="Table7.A" style:family="table-column">
      <style:table-column-properties style:column-width="2.25in"/>
    </style:style>
    <style:style style:name="Table7.D" style:family="table-column">
      <style:table-column-properties style:column-width="2.2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434343" fo:padding="0.0278in" fo:border="0.75pt solid #000000">
        <style:background-image/>
      </style:table-cell-properties>
    </style:style>
    <style:style style:name="Table7.B1" style:family="table-cell">
      <style:table-cell-properties style:vertical-align="bottom" fo:background-color="#a4c2f4" fo:padding="0.0278in" fo:border="0.75pt solid #000000">
        <style:background-image/>
      </style:table-cell-properties>
    </style:style>
    <style:style style:name="Table7.C1" style:family="table-cell">
      <style:table-cell-properties style:vertical-align="bottom" fo:background-color="#97ebc3" fo:padding="0.0278in" fo:border="0.75pt solid #000000">
        <style:background-image/>
      </style:table-cell-properties>
    </style:style>
    <style:style style:name="Table7.D1" style:family="table-cell">
      <style:table-cell-properties style:vertical-align="bottom" fo:background-color="#ea9999" fo:padding="0.0278in" fo:border="0.75pt solid #000000">
        <style:background-image/>
      </style:table-cell-properties>
    </style:style>
    <style:style style:name="Table7.A2" style:family="table-cell">
      <style:table-cell-properties style:vertical-align="middle" fo:background-color="#f3f3f3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7.B2" style:family="table-cell">
      <style:table-cell-properties style:vertical-align="middle" fo:background-color="#c9da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7.C2" style:family="table-cell">
      <style:table-cell-properties style:vertical-align="middle" fo:background-color="#b7e1cd" fo:padding="0.0278in" fo:border-left="0.75pt solid #cccccc" fo:border-right="0.75pt solid #000000" fo:border-top="0.75pt solid #1d1c1d" fo:border-bottom="0.75pt solid #000000">
        <style:background-image/>
      </style:table-cell-properties>
    </style:style>
    <style:style style:name="Table7.D2" style:family="table-cell">
      <style:table-cell-properties style:vertical-align="middle" fo:background-color="#f4cc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7.C3" style:family="table-cell">
      <style:table-cell-properties style:vertical-align="middle" fo:background-color="#b7e1cd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7.4" style:family="table-row">
      <style:table-row-properties style:min-row-height="1.4972in" fo:keep-together="auto"/>
    </style:style>
    <style:style style:name="P1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size="10pt" fo:language="es" fo:country="MX" style:font-size-asian="10pt" style:font-size-complex="10pt"/>
    </style:style>
    <style:style style:name="P2" style:family="paragraph" style:parent-style-name="Heading_20_1">
      <style:paragraph-properties fo:text-align="center" style:justify-single-word="false"/>
      <style:text-properties fo:language="es" fo:country="MX"/>
    </style:style>
    <style:style style:name="P3" style:family="paragraph" style:parent-style-name="Heading_20_1">
      <style:paragraph-properties fo:text-align="center" style:justify-single-word="false"/>
      <style:text-properties fo:language="es" fo:country="MX"/>
    </style:style>
    <style:style style:name="P4" style:family="paragraph" style:parent-style-name="Heading_20_1">
      <style:paragraph-properties fo:margin-top="0in" fo:margin-bottom="0.0835in" style:contextual-spacing="false" fo:line-height="100%" fo:text-align="center" style:justify-single-word="false"/>
      <style:text-properties fo:language="es" fo:country="MX"/>
    </style:style>
    <style:style style:name="P5" style:family="paragraph" style:parent-style-name="Title">
      <style:paragraph-properties fo:text-align="start" style:justify-single-word="false"/>
      <style:text-properties fo:font-size="11pt" fo:language="es" fo:country="MX" style:font-size-asian="11pt" style:font-size-complex="11pt"/>
    </style:style>
    <style:style style:name="P6" style:family="paragraph" style:parent-style-name="Title">
      <style:paragraph-properties fo:text-align="center" style:justify-single-word="false"/>
      <style:text-properties fo:language="es" fo:country="MX"/>
    </style:style>
    <style:style style:name="P7" style:family="paragraph" style:parent-style-name="normal">
      <style:text-properties style:font-name="Montserrat" fo:font-size="12pt" fo:language="es" fo:country="MX" style:font-name-asian="Montserrat1" style:font-size-asian="12pt" style:font-name-complex="Montserrat1" style:font-size-complex="12pt" fo:background-color="#ffffff"/>
    </style:style>
    <style:style style:name="P8" style:family="paragraph" style:parent-style-name="normal" style:list-style-name="WWNum1">
      <style:paragraph-properties fo:margin-left="0.5in" fo:margin-right="0in" fo:margin-top="0.0555in" fo:margin-bottom="0in" style:contextual-spacing="false" fo:line-height="150%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margin-top="0in" fo:margin-bottom="0in" style:contextual-spacing="false" fo:line-height="150%" fo:text-indent="-0.25in" style:auto-text-indent="false"/>
    </style:style>
    <style:style style:name="P10" style:family="paragraph" style:parent-style-name="normal" style:list-style-name="WWNum1">
      <style:paragraph-properties fo:margin-left="0.5in" fo:margin-right="0in" fo:margin-top="0in" fo:margin-bottom="0.0555in" style:contextual-spacing="false" fo:line-height="150%" fo:text-indent="-0.25in" style:auto-text-indent="false"/>
    </style:style>
    <style:style style:name="P11" style:family="paragraph" style:parent-style-name="normal">
      <style:paragraph-properties fo:text-align="center" style:justify-single-word="false"/>
      <style:text-properties style:font-name="Nunito" fo:font-size="9pt" fo:language="es" fo:country="MX" fo:font-weight="bold" style:font-name-asian="Nunito1" style:font-size-asian="9pt" style:font-weight-asian="bold" style:font-name-complex="Nunito1" style:font-size-complex="9pt" fo:background-color="#ffffff"/>
    </style:style>
    <style:style style:name="P12" style:family="paragraph" style:parent-style-name="normal">
      <style:text-properties style:font-name="Nunito" fo:font-size="9pt" fo:language="es" fo:country="MX" fo:font-weight="bold" style:font-name-asian="Nunito1" style:font-size-asian="9pt" style:font-weight-asian="bold" style:font-name-complex="Nunito1" style:font-size-complex="9pt" fo:background-color="#ffffff"/>
    </style:style>
    <style:style style:name="P13" style:family="paragraph" style:parent-style-name="normal">
      <style:paragraph-properties fo:text-align="end" style:justify-single-word="false"/>
      <style:text-properties fo:language="es" fo:country="MX"/>
    </style:style>
    <style:style style:name="P14" style:family="paragraph" style:parent-style-name="normal" style:master-page-name="Standard">
      <style:paragraph-properties fo:text-align="center" style:justify-single-word="false" style:page-number="1"/>
      <style:text-properties fo:language="es" fo:country="MX"/>
    </style:style>
    <style:style style:name="P15" style:family="paragraph" style:parent-style-name="normal">
      <style:paragraph-properties fo:text-align="center" style:justify-single-word="false" fo:orphans="0" fo:widows="0"/>
      <style:text-properties fo:language="es" fo:country="MX"/>
    </style:style>
    <style:style style:name="P16" style:family="paragraph" style:parent-style-name="normal">
      <style:text-properties fo:language="es" fo:country="MX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MX"/>
    </style:style>
    <style:style style:name="T1" style:family="text">
      <style:text-properties style:font-name="Roboto Black" fo:font-size="21pt" style:font-name-asian="Roboto Black1" style:font-size-asian="21pt" style:font-name-complex="Roboto Black1" style:font-size-complex="21pt" fo:background-color="#ffffff"/>
    </style:style>
    <style:style style:name="T2" style:family="text">
      <style:text-properties style:font-name="Roboto Black" fo:font-size="21pt" fo:language="es" fo:country="MX" style:font-name-asian="Roboto Black1" style:font-size-asian="21pt" style:font-name-complex="Roboto Black1" style:font-size-complex="21pt" fo:background-color="#ffffff"/>
    </style:style>
    <style:style style:name="T3" style:family="text">
      <style:text-properties style:font-name="Roboto Black" fo:font-size="26pt" style:font-name-asian="Roboto Black1" style:font-size-asian="26pt" style:font-name-complex="Roboto Black1" style:font-size-complex="26pt" fo:background-color="#ffffff"/>
    </style:style>
    <style:style style:name="T4" style:family="text">
      <style:text-properties style:font-name="Roboto Black" style:font-name-asian="Roboto Black1" style:font-name-complex="Roboto Black1"/>
    </style:style>
    <style:style style:name="T5" style:family="text">
      <style:text-properties style:font-name="Roboto Black" fo:font-size="22pt" style:font-name-asian="Roboto Black1" style:font-size-asian="22pt" style:font-name-complex="Roboto Black1" style:font-size-complex="22pt"/>
    </style:style>
    <style:style style:name="T6" style:family="text">
      <style:text-properties style:font-name="Roboto Black" fo:font-size="20pt" style:font-name-asian="Roboto Black1" style:font-size-asian="20pt" style:font-name-complex="Roboto Black1" style:font-size-complex="20pt"/>
    </style:style>
    <style:style style:name="T7" style:family="text">
      <style:text-properties style:font-name="Roboto" fo:font-size="21pt" style:font-name-asian="Roboto1" style:font-size-asian="21pt" style:font-name-complex="Roboto1" style:font-size-complex="21pt" fo:background-color="#ffffff"/>
    </style:style>
    <style:style style:name="T8" style:family="text">
      <style:text-properties style:font-name="Roboto" fo:font-weight="bold" style:font-name-asian="Roboto1" style:font-weight-asian="bold" style:font-name-complex="Roboto1"/>
    </style:style>
    <style:style style:name="T9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fo:background-color="#ffffff"/>
    </style:style>
    <style:style style:name="T10" style:family="text">
      <style:text-properties style:font-name="Montserrat" fo:font-size="12pt" style:font-name-asian="Montserrat1" style:font-size-asian="12pt" style:font-name-complex="Montserrat1" style:font-size-complex="12pt" fo:background-color="#ffffff"/>
    </style:style>
    <style:style style:name="T11" style:family="text">
      <style:text-properties fo:color="#1155cc" loext:opacity="100%" style:text-underline-style="solid" style:text-underline-width="auto" style:text-underline-color="font-color"/>
    </style:style>
    <style:style style:name="T12" style:family="text">
      <style:text-properties fo:color="#1155cc" loext:opacity="100%" fo:language="es" fo:country="MX" style:text-underline-style="solid" style:text-underline-width="auto" style:text-underline-color="font-color"/>
    </style:style>
    <style:style style:name="T13" style:family="text">
      <style:text-properties fo:color="#f8f8f8" loext:opacity="100%" fo:font-size="12pt" fo:font-weight="bold" style:font-size-asian="12pt" style:font-weight-asian="bold" style:font-size-complex="12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weight="bold" style:font-size-asian="13pt" style:font-weight-asian="bold" style:font-size-complex="13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Rúbrica de PI </text:span><text:span text:style-name="T3">|</text:span><text:span text:style-name="T1"> </text:span><text:span text:style-name="T7">Valoraciones e indicadores</text:span></text:p>
      <text:p text:style-name="P7"/>
      <text:p text:style-name="P16"><text:span text:style-name="T9">Secciones:</text:span><text:span text:style-name="T10"> </text:span></text:p>
      <text:p text:style-name="P5"><text:bookmark text:name="_9cwe07ryt6on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2425033967" text:style-name="WWNum1">
            <text:list-item>
              <text:p text:style-name="P8"><text:a xlink:type="simple" xlink:href="#_1msbsublzz81" text:style-name="Index_20_Link" text:visited-style-name="Index_20_Link"><text:span text:style-name="T12">Sección Tech Skills</text:span></text:a></text:p>
            </text:list-item>
            <text:list-item>
              <text:p text:style-name="P9"><text:a xlink:type="simple" xlink:href="#_bclchvvd8my" text:style-name="Index_20_Link" text:visited-style-name="Index_20_Link"><text:span text:style-name="T12">Sección Extra Credits Tech</text:span></text:a></text:p>
            </text:list-item>
            <text:list-item>
              <text:p text:style-name="P9"><text:a xlink:type="simple" xlink:href="#_rh44fmq26p35" text:style-name="Index_20_Link" text:visited-style-name="Index_20_Link"><text:span text:style-name="T12">Sección Soft Skills</text:span></text:a></text:p>
            </text:list-item>
            <text:list-item>
              <text:p text:style-name="P10"><text:a xlink:type="simple" xlink:href="#_idnju5fnuauc" text:style-name="Index_20_Link" text:visited-style-name="Index_20_Link"><text:span text:style-name="T12">Sección Extra Credits Soft</text:span></text:a></text:p>
            </text:list-item>
          </text:list>
        </text:index-body>
      </text:table-of-content>
      <text:p text:style-name="P2"><text:bookmark text:name="_1msbsublzz81"/>Sección<text:span text:style-name="T4"> </text:span><text:span text:style-name="T5">Tech Skil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13">Front-end</text:span></text:p>
          </table:table-cell>
          <table:table-cell table:style-name="Table1.B1" office:value-type="string">
            <text:p text:style-name="P15"><text:span text:style-name="T14">🚀 </text:span><text:span text:style-name="T15">Sobresaliente</text:span></text:p>
          </table:table-cell>
          <table:table-cell table:style-name="Table1.C1" office:value-type="string">
            <text:p text:style-name="P15"><text:span text:style-name="T14">👍 </text:span><text:span text:style-name="T15">Bueno</text:span></text:p>
          </table:table-cell>
          <table:table-cell table:style-name="Table1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T8">UX / UI</text:span></text:p>
          </table:table-cell>
          <table:table-cell table:style-name="Table1.B2" office:value-type="string">
            <text:p text:style-name="P15"><text:span text:style-name="T16">Tiene un diseño planeado y consistente entre las diferentes rutas. La UX es impecable.</text:span></text:p>
          </table:table-cell>
          <table:table-cell table:style-name="Table1.C2" office:value-type="string">
            <text:p text:style-name="P15"><text:span text:style-name="T16">Es una aplicación medianamente intuitiva y con estética acorde.</text:span></text:p>
          </table:table-cell>
          <table:table-cell table:style-name="Table1.D2" office:value-type="string">
            <text:p text:style-name="P15"><text:span text:style-name="T16">No logró aplicar un estilo básico (elementos sin centrar, márgenes, padding, mucha desprolijidad, etc). No sabe explicar lo que hizo.</text:span></text:p>
          </table:table-cell>
        </table:table-row>
        <table:table-row table:style-name="Table1.3">
          <table:table-cell table:style-name="Table1.A2" office:value-type="string">
            <text:p text:style-name="P15"><text:span text:style-name="T8">Filtros y ordenamientos</text:span></text:p>
          </table:table-cell>
          <table:table-cell table:style-name="Table1.B3" office:value-type="string">
            <text:p text:style-name="P15"><text:span text:style-name="T16">Funcionan en forma combinada en ambos sentidos. Al desmontar/montar nuevamente el componente, los mismos quedan aplicados. Entiende perfectamente.</text:span></text:p>
          </table:table-cell>
          <table:table-cell table:style-name="Table1.C3" office:value-type="string">
            <text:p text:style-name="P15"><text:span text:style-name="T16">Funcionan correctamente pero en forma independiente. Se combinan bien con los ordenamientos pero al aplicar uno, se pierde el anterior. Se pierde el estado al salir.</text:span></text:p>
          </table:table-cell>
          <table:table-cell table:style-name="Table1.D3" office:value-type="string">
            <text:p text:style-name="P15"><text:span text:style-name="T16">No funcionan correctamente, no se combinan siquiera con los ordenamientos. No sabe explicar lo que hizo.</text:span></text:p>
          </table:table-cell>
        </table:table-row>
        <table:table-row table:style-name="Table1.4">
          <table:table-cell table:style-name="Table1.A2" office:value-type="string">
            <text:p text:style-name="P15"><text:span text:style-name="T8">Formulario controlado</text:span></text:p>
          </table:table-cell>
          <table:table-cell table:style-name="Table1.B3" office:value-type="string">
            <text:p text:style-name="P15"><text:span text:style-name="T16">Muestra correctamente los errores y los limpia en cada onChange. Deshabilita el submit. No permite cargar ítems repetidos. Maneja errores de los request que envía al back. </text:span><text:soft-page-break/><text:span text:style-name="T16">Entiende perfectamente.</text:span></text:p>
          </table:table-cell>
          <table:table-cell table:style-name="Table1.C3" office:value-type="string">
            <text:p text:style-name="P15"><text:span text:style-name="T16">Muestra errores a través de validación JS, pero permite submitear. Carga ítems repetidos. Si el back responde con un error el usuario no se entera.</text:span></text:p>
          </table:table-cell>
          <table:table-cell table:style-name="Table1.D3" office:value-type="string">
            <text:p text:style-name="P15"><text:span text:style-name="T16">El formulario no está controlado con JS, sino con require de HTML5. No aplicó validaciones en tiempo real (onChange) sino recién en el submit. No sabe explicar lo que hizo.</text:span></text:p>
          </table:table-cell>
        </table:table-row>
        <table:table-row table:style-name="Table1.5">
          <table:table-cell table:style-name="Table1.A2" office:value-type="string">
            <text:p text:style-name="P15"><text:span text:style-name="T8">Redux / Estados</text:span></text:p>
          </table:table-cell>
          <table:table-cell table:style-name="Table1.B3" office:value-type="string">
            <text:p text:style-name="P15"><text:span text:style-name="T16">Maneja diferentes estados adecuadamente para poder renderizar la información solicitada sin perderla ni tener que mover data desde el back en cada acción. Limpia el estado de detalle. Entiende perfectamente.</text:span></text:p>
          </table:table-cell>
          <table:table-cell table:style-name="Table1.C3" office:value-type="string">
            <text:p text:style-name="P15"><text:span text:style-name="T16">Renderiza el estado correspondiente, pero pierde la información al moverse por el sitio. Tiene estados auxiliares innecesarios. Tiene estados globales con uso local.</text:span></text:p>
          </table:table-cell>
          <table:table-cell table:style-name="Table1.D3" office:value-type="string">
            <text:p text:style-name="P15"><text:span text:style-name="T16">No carga los estados adecuados correctamente, información incompleta, repetición de data. No puede explicar lo que hizo.</text:span></text:p>
          </table:table-cell>
        </table:table-row>
        <table:table-row table:style-name="Table1.6">
          <table:table-cell table:style-name="Table1.A2" office:value-type="string">
            <text:p text:style-name="P15"><text:span text:style-name="T8">Paginado</text:span></text:p>
          </table:table-cell>
          <table:table-cell table:style-name="Table1.B3" office:value-type="string">
            <text:p text:style-name="P15"><text:span text:style-name="T16">Renderiza números de página y flechas. Indica en qué página está. Está perfectamente combinado con los filtrados y la searchbar. Tiene &lt;prev&gt; y &lt;next&gt;. Entiende perfectamente.</text:span></text:p>
          </table:table-cell>
          <table:table-cell table:style-name="Table1.C3" office:value-type="string">
            <text:p text:style-name="P15"><text:span text:style-name="T16">Funciona correctamente pero rompe al combinarse con la searchbar y/o los filtrados. No permite avanzar ni retroceder más allá de los límites.</text:span></text:p>
          </table:table-cell>
          <table:table-cell table:style-name="Table1.D3" office:value-type="string">
            <text:p text:style-name="P15"><text:span text:style-name="T16">Paginado disfuncional, buggueado. No puede explicar lo que hizo.</text:span></text:p>
          </table:table-cell>
        </table:table-row>
      </table:table>
      <text:p text:style-name="P6"><text:bookmark text:name="_zcmw8189vwuh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13">Back-end</text:span></text:p>
          </table:table-cell>
          <table:table-cell table:style-name="Table2.B1" office:value-type="string">
            <text:p text:style-name="P15"><text:span text:style-name="T14">🚀 </text:span><text:span text:style-name="T15">Sobresaliente</text:span></text:p>
          </table:table-cell>
          <table:table-cell table:style-name="Table2.C1" office:value-type="string">
            <text:p text:style-name="P15"><text:span text:style-name="T14">👍 </text:span><text:span text:style-name="T15">Bueno</text:span></text:p>
          </table:table-cell>
          <table:table-cell table:style-name="Table2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2.2">
          <table:table-cell table:style-name="Table2.A2" office:value-type="string">
            <text:p text:style-name="P15"><text:span text:style-name="T8">Rutas / Controllers</text:span></text:p>
          </table:table-cell>
          <table:table-cell table:style-name="Table2.B2" office:value-type="string">
            <text:p text:style-name="P15"><text:span text:style-name="T16">Código modularizado con router, controllers y responsabilidades bien definidas. Rutas siguiendo buenas prácticas de API Rest. Entiende perfectamente.</text:span></text:p>
          </table:table-cell>
          <table:table-cell table:style-name="Table2.C2" office:value-type="string">
            <text:p text:style-name="P15"><text:span text:style-name="T16">Las rutas funcionan correctamente. Algo modularizado pero con responsabilidades mal definidas (controladores que responden request, etc).</text:span></text:p>
          </table:table-cell>
          <table:table-cell table:style-name="Table2.D2" office:value-type="string">
            <text:p text:style-name="P15"><text:span text:style-name="T16">Rutas con falencias, no funcionan, rotas. No sabe explicar lo que hizo.</text:span></text:p>
          </table:table-cell>
        </table:table-row>
        <table:table-row table:style-name="Table2.3">
          <table:table-cell table:style-name="Table2.A2" office:value-type="string">
            <text:p text:style-name="P15"><text:span text:style-name="T8">Manejo de errores</text:span></text:p>
          </table:table-cell>
          <table:table-cell table:style-name="Table2.B2" office:value-type="string">
            <text:p text:style-name="P15"><text:span text:style-name="T16">Maneja errores correctamente, y utiliza la respuesta del error para que el front responda al usuario en consecuencia de ello. Entiende perfectamente.</text:span></text:p>
          </table:table-cell>
          <table:table-cell table:style-name="Table2.C2" office:value-type="string">
            <text:p text:style-name="P15"><text:span text:style-name="T16">Maneja errores cuando corresponde, únicamente utiliza el error para console.log()</text:span></text:p>
          </table:table-cell>
          <table:table-cell table:style-name="Table2.D2" office:value-type="string">
            <text:p text:style-name="P15"><text:span text:style-name="T16">No tiene ningún manejo de error. No sabe explicar lo que hizo.</text:span></text:p>
          </table:table-cell>
        </table:table-row>
        <table:table-row table:style-name="Table2.4">
          <table:table-cell table:style-name="Table2.A2" office:value-type="string">
            <text:p text:style-name="P15"><text:span text:style-name="T8">Base de Datos</text:span></text:p>
          </table:table-cell>
          <table:table-cell table:style-name="Table2.B2" office:value-type="string">
            <text:p text:style-name="P15"><text:span text:style-name="T16">DB normalizada, validaciones y restricciones en modelos. Valores por defecto. Entiende perfectamente.</text:span></text:p>
          </table:table-cell>
          <table:table-cell table:style-name="Table2.C2" office:value-type="string">
            <text:p text:style-name="P15"><text:span text:style-name="T16">Realizó los modelos de forma correcta, hizo las relaciones en forma adecuada.</text:span></text:p>
          </table:table-cell>
          <table:table-cell table:style-name="Table2.D2" office:value-type="string">
            <text:p text:style-name="P15"><text:span text:style-name="T16">No aplica correctamente la relación. Tiene atributos que no usa correctamente. No sabe explicar lo que hizo.</text:span></text:p>
          </table:table-cell>
        </table:table-row>
      </table:table>
      <text:p text:style-name="P4"><text:bookmark text:name="_bclchvvd8my"/><text:soft-page-break/><text:line-break/><text:span text:style-name="T17">Sección</text:span><text:span text:style-name="T6"> </text:span><text:span text:style-name="T5">Extra Credits Tech</text:span>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7"><text:span text:style-name="T13">Extra Credits Tech</text:span></text:p>
          </table:table-cell>
          <table:table-cell table:style-name="Table3.B1" office:value-type="string">
            <text:p text:style-name="P15"><text:span text:style-name="T14">🚀 </text:span><text:span text:style-name="T15">Sobresaliente</text:span></text:p>
          </table:table-cell>
          <table:table-cell table:style-name="Table3.C1" office:value-type="string">
            <text:p text:style-name="P15"><text:span text:style-name="T14">👍 </text:span><text:span text:style-name="T15">Bueno</text:span></text:p>
          </table:table-cell>
          <table:table-cell table:style-name="Table3.D1" office:value-type="string">
            <text:p text:style-name="P17"><text:span text:style-name="T14">👎 </text:span><text:span text:style-name="T15">Insuficiente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Buenas prácticas</text:span></text:p>
          </table:table-cell>
          <table:table-cell table:style-name="Table3.B2" office:value-type="string">
            <text:p text:style-name="P15"><text:span text:style-name="T16">Código completamente modularizado, refactorizado. Reutiliza componentes en el front y/o tiene helpers en el back.</text:span></text:p>
          </table:table-cell>
          <table:table-cell table:style-name="Table3.C2" office:value-type="string">
            <text:p text:style-name="P15"><text:span text:style-name="T16">Código limpio y funcional, que puede explicar correctamente. Variables en inglés. Podría modularizar más..</text:span></text:p>
          </table:table-cell>
          <table:table-cell table:style-name="Table3.D2" office:value-type="string">
            <text:p text:style-name="P15"><text:span text:style-name="T16">Archivos de muchas líneas, no reutiliza componentes o funciones, código confuso y repetitivo.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Testing</text:span></text:p>
          </table:table-cell>
          <table:table-cell table:style-name="Table3.B2" office:value-type="string">
            <text:p text:style-name="P15"><text:span text:style-name="T16">Test completos y más complejos que los básicos brindados en el boilerplate.</text:span></text:p>
          </table:table-cell>
          <table:table-cell table:style-name="Table3.C2" office:value-type="string">
            <text:p text:style-name="P15"><text:span text:style-name="T16">Incluye test básicos.</text:span></text:p>
          </table:table-cell>
          <table:table-cell table:style-name="Table3.D2" office:value-type="string">
            <text:p text:style-name="P15"><text:span text:style-name="T16">No hizo testing.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Extra Features</text:span></text:p>
          </table:table-cell>
          <table:table-cell table:style-name="Table3.B2" office:value-type="string">
            <text:p text:style-name="P15"><text:span text:style-name="T16">2 o más features extras (deploy, subida de imágenes, CRUD completo, etc).</text:span></text:p>
          </table:table-cell>
          <table:table-cell table:style-name="Table3.C2" office:value-type="string">
            <text:p text:style-name="P15"><text:span text:style-name="T16">1 feature extra (deploy, subida de imágenes, CRUD completo, etc).</text:span></text:p>
          </table:table-cell>
          <table:table-cell table:style-name="Table3.D2" office:value-type="string">
            <text:p text:style-name="P15"><text:span text:style-name="T16">No hizo nada adicional al mínimo requerido.</text:span></text:p>
          </table:table-cell>
        </table:table-row>
      </table:table>
      <text:p text:style-name="P1"><text:bookmark text:name="_rh44fmq26p35"/></text:p>
      <text:p text:style-name="P2"><text:bookmark text:name="_6nqk6k5frgpk"/><text:span text:style-name="T17">Sección</text:span><text:span text:style-name="T18"> </text:span><text:span text:style-name="T5">Soft Skills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5"><text:span text:style-name="T13">Preparación</text:span></text:p>
          </table:table-cell>
          <table:table-cell table:style-name="Table4.B1" office:value-type="string">
            <text:p text:style-name="P15"><text:span text:style-name="T14">🚀 </text:span><text:span text:style-name="T15">Sobresaliente</text:span></text:p>
          </table:table-cell>
          <table:table-cell table:style-name="Table4.C1" office:value-type="string">
            <text:p text:style-name="P15"><text:span text:style-name="T14">👍 </text:span><text:span text:style-name="T15">Bueno</text:span></text:p>
          </table:table-cell>
          <table:table-cell table:style-name="Table4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4.2">
          <table:table-cell table:style-name="Table4.A2" office:value-type="string">
            <text:p text:style-name="P15"><text:span text:style-name="T8">Puntualidad y Preparación</text:span></text:p>
          </table:table-cell>
          <table:table-cell table:style-name="Table4.B2" office:value-type="string">
            <text:p text:style-name="P15"><text:span text:style-name="T16">Puntual. Preparación del entorno. Iluminación y audio muy buenos.</text:span></text:p>
          </table:table-cell>
          <table:table-cell table:style-name="Table4.C2" office:value-type="string">
            <text:p text:style-name="P15"><text:span text:style-name="T16">Llega hasta 5 min tarde. Entorno adecuado, pueden presentarse algunas distracciones pero no generan interferencia con la exposición.</text:span></text:p>
          </table:table-cell>
          <table:table-cell table:style-name="Table4.D2" office:value-type="string">
            <text:p text:style-name="P15"><text:span text:style-name="T16">Más de 5 minutos tarde. El entorno no es adecuado para una exposición.</text:span></text:p>
          </table:table-cell>
        </table:table-row>
        <table:table-row table:style-name="Table4.3">
          <table:table-cell table:style-name="Table4.A2" office:value-type="string">
            <text:p text:style-name="P15"><text:span text:style-name="T8">Imagen</text:span></text:p>
          </table:table-cell>
          <table:table-cell table:style-name="Table4.B2" office:value-type="string">
            <text:p text:style-name="P15"><text:span text:style-name="T16">Cámara encendida. Imagen personal cuidada y prolija, acorde a la situación.</text:span></text:p>
          </table:table-cell>
          <table:table-cell table:style-name="Table4.C2" office:value-type="string">
            <text:p text:style-name="P15"><text:span text:style-name="T16">Cámara encendida. Imagen personal correcta, informal. Puede presentarse algo desprolija pero no genera un impacto negativo.</text:span></text:p>
          </table:table-cell>
          <table:table-cell table:style-name="Table4.D2" office:value-type="string">
            <text:p text:style-name="P15"><text:span text:style-name="T16">Sin cámara. Imagen desalineada que demuestra falta de preparación. Vestimenta no acorde a la situación (ej: traje de baño) .</text:span></text:p>
          </table:table-cell>
        </table:table-row>
      </table:table>
      <text:p text:style-name="P11"/>
      <table:table table:name="Table5" table:style-name="Table5">
        <table:table-column table:style-name="Table5.A" table:number-columns-repeated="3"/>
        <table:table-column table:style-name="Table5.D"/>
        <text:soft-page-break/>
        <table:table-row table:style-name="Table5.1">
          <table:table-cell table:style-name="Table5.A1" office:value-type="string">
            <text:p text:style-name="P15"><text:span text:style-name="T13">Comunicación</text:span></text:p>
          </table:table-cell>
          <table:table-cell table:style-name="Table5.B1" office:value-type="string">
            <text:p text:style-name="P15"><text:span text:style-name="T14">🚀 </text:span><text:span text:style-name="T15">Sobresaliente</text:span></text:p>
          </table:table-cell>
          <table:table-cell table:style-name="Table5.C1" office:value-type="string">
            <text:p text:style-name="P15"><text:span text:style-name="T14">👍 </text:span><text:span text:style-name="T15">Bueno</text:span></text:p>
          </table:table-cell>
          <table:table-cell table:style-name="Table5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5.2">
          <table:table-cell table:style-name="Table5.A2" office:value-type="string">
            <text:p text:style-name="P15"><text:span text:style-name="T8">Orden - Flujo de presentación</text:span></text:p>
          </table:table-cell>
          <table:table-cell table:style-name="Table5.B2" office:value-type="string">
            <text:p text:style-name="P15"><text:span text:style-name="T16">Secuencia, Correlatividad y Continuación en el orden de presentación. Va de lo más general hacia lo más específico. Prioriza las ideas principales y si es conveniente aporta detalles.</text:span></text:p>
          </table:table-cell>
          <table:table-cell table:style-name="Table5.C2" office:value-type="string">
            <text:p text:style-name="P15"><text:span text:style-name="T16">Puede transmitir correctamente el proyecto y su recorrido en la creación. Va de lo más general a lo más específico aunque en ocasiones se desvía en la continuidad de presentación por falta de práctica o por distracción.</text:span></text:p>
          </table:table-cell>
          <table:table-cell table:style-name="Table5.D2" office:value-type="string">
            <text:p text:style-name="P15"><text:span text:style-name="T16">Presenta el proyecto desorganizadamente. Falta un orden lógico o continuidad en la presentación y no logra transmitir claramente el proyecto. (ej: empieza mostrando el código en vez de la landing page).</text:span></text:p>
          </table:table-cell>
        </table:table-row>
        <table:table-row table:style-name="Table5.3">
          <table:table-cell table:style-name="Table5.A2" office:value-type="string">
            <text:p text:style-name="P15"><text:span text:style-name="T8">Escucha activa</text:span></text:p>
          </table:table-cell>
          <table:table-cell table:style-name="Table5.B2" office:value-type="string">
            <text:p text:style-name="P15"><text:span text:style-name="T16">Comprende las preguntas que se hacen y en su respuesta se anticipa a futuras preguntas. Espera su turno para hablar y hace referencia a lo que se le mencionó anteriormente para dar una respuesta completa.</text:span></text:p>
          </table:table-cell>
          <table:table-cell table:style-name="Table5.C2" office:value-type="string">
            <text:p text:style-name="P15"><text:span text:style-name="T16">Comprende las preguntas que se hacen. Interpreta qué se pretende indagar con cada pregunta y da respuestas acordes a lo planteado. No interrumpe, espera su turno para responder.</text:span></text:p>
          </table:table-cell>
          <table:table-cell table:style-name="Table5.D2" office:value-type="string">
            <text:p text:style-name="P15"><text:span text:style-name="T16">Interrumpe. No escucha o no interpreta bien las preguntas que se le hacen, responde en automático.</text:span></text:p>
          </table:table-cell>
        </table:table-row>
        <table:table-row table:style-name="Table5.4">
          <table:table-cell table:style-name="Table5.A2" office:value-type="string">
            <text:p text:style-name="P17"><text:span text:style-name="T8">Exposición</text:span></text:p>
          </table:table-cell>
          <table:table-cell table:style-name="Table5.B2" office:value-type="string">
            <text:p text:style-name="P15"><text:span text:style-name="T16">Demuestra fluidez y confianza en la exposición. Demuestra practica previa con conocimiento del proyecto y desenvolvimiento al exponer.</text:span></text:p>
          </table:table-cell>
          <table:table-cell table:style-name="Table5.C2" office:value-type="string">
            <text:p text:style-name="P15"><text:span text:style-name="T16">Demuestra conocimiento del proyecto, pero le falta practica para mayor fluidez o su timidez no le permite exponer de manera muy desenvuelta.</text:span></text:p>
          </table:table-cell>
          <table:table-cell table:style-name="Table5.D2" office:value-type="string">
            <text:p text:style-name="P15"><text:span text:style-name="T16">Demuestra inseguridad y/o falta de conocimiento en el proyecto. Falta de práctica o de autoconfianza.</text:span></text:p>
          </table:table-cell>
        </table:table-row>
      </table:table>
      <text:p text:style-name="P11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5"><text:span text:style-name="T13">Actitud</text:span></text:p>
          </table:table-cell>
          <table:table-cell table:style-name="Table6.B1" office:value-type="string">
            <text:p text:style-name="P15"><text:span text:style-name="T14">🚀 </text:span><text:span text:style-name="T15">Sobresaliente</text:span></text:p>
          </table:table-cell>
          <table:table-cell table:style-name="Table6.C1" office:value-type="string">
            <text:p text:style-name="P15"><text:span text:style-name="T14">👍 </text:span><text:span text:style-name="T15">Bueno</text:span></text:p>
          </table:table-cell>
          <table:table-cell table:style-name="Table6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6.2">
          <table:table-cell table:style-name="Table6.A2" office:value-type="string">
            <text:p text:style-name="P15"><text:span text:style-name="T8">Voz y lenguaje corporal</text:span></text:p>
          </table:table-cell>
          <table:table-cell table:style-name="Table6.B2" office:value-type="string">
            <text:p text:style-name="P15"><text:span text:style-name="T16">Voz y Lenguaje corporal positivo y desenvuelto. Gesticula con naturalidad, mira a cámara, volumen, tono y ritmo de voz adecuado, transmite seguridad, motivación o sensaciones positivas al exponer.</text:span></text:p>
          </table:table-cell>
          <table:table-cell table:style-name="Table6.C2" office:value-type="string">
            <text:p text:style-name="P15"><text:span text:style-name="T16">Voz y lenguaje corporal adecuado. Lenguaje corporal mirando al frente, erguido, correcto. Volumen, tono y ritmo de voz adecuado. Es correcto/a pero no desenvuelto/a. Transmite cierta rigidez o nerviosismo.</text:span></text:p>
          </table:table-cell>
          <table:table-cell table:style-name="Table6.D2" office:value-type="string">
            <text:p text:style-name="P15"><text:span text:style-name="T16">Volumen de voz bajo. Tono y ritmo monocorde u hostil para una presentación. Disposición corporal inadecuada, desplomado/a sobre un brazo o sobre la silla, no mira al frente, está recostado/a, etc.</text:span></text:p>
          </table:table-cell>
        </table:table-row>
        <table:table-row table:style-name="Table6.3">
          <table:table-cell table:style-name="Table6.A2" office:value-type="string">
            <text:p text:style-name="P15"><text:span text:style-name="T8">Cambio en vivo</text:span></text:p>
          </table:table-cell>
          <table:table-cell table:style-name="Table6.B2" office:value-type="string">
            <text:p text:style-name="P15"><text:span text:style-name="T16">Búsqueda de resolución frente al cambio con una actitud positiva a pesar de tener o no la respuesta </text:span><text:soft-page-break/><text:span text:style-name="T16">para lograrlo. Buen manejo de la frustración.</text:span></text:p>
          </table:table-cell>
          <table:table-cell table:style-name="Table6.C2" office:value-type="string">
            <text:p text:style-name="P15"><text:span text:style-name="T16">Voz y lenguaje corporal adecuado. Lenguaje corporal mirando al frente, erguido, correcto. Volumen, </text:span><text:soft-page-break/><text:span text:style-name="T16">tono y ritmo de voz adecuado. Es correcto/a <text:s/>pero no desenvuelto/a. Transmite cierta <text:s/>rigidez o nerviosismo.</text:span></text:p>
          </table:table-cell>
          <table:table-cell table:style-name="Table6.D2" office:value-type="string">
            <text:p text:style-name="P15"><text:span text:style-name="T16">Enojo o desanimo frente al cambio. Bloqueo ante la resolución de una situación novedosa. </text:span></text:p>
          </table:table-cell>
        </table:table-row>
      </table:table>
      <text:p text:style-name="P2"><text:bookmark text:name="_pjsobi6to5bf"/>Sección <text:span text:style-name="T5">Extra Credits Soft</text:span>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15"><text:span text:style-name="T13">Extra Credits</text:span></text:p>
          </table:table-cell>
          <table:table-cell table:style-name="Table7.B1" office:value-type="string">
            <text:p text:style-name="P15"><text:span text:style-name="T14">🚀 </text:span><text:span text:style-name="T15">Sobresaliente</text:span></text:p>
          </table:table-cell>
          <table:table-cell table:style-name="Table7.C1" office:value-type="string">
            <text:p text:style-name="P15"><text:span text:style-name="T14">👍 </text:span><text:span text:style-name="T15">Bueno</text:span></text:p>
          </table:table-cell>
          <table:table-cell table:style-name="Table7.D1" office:value-type="string">
            <text:p text:style-name="P15"><text:span text:style-name="T14">👎 </text:span><text:span text:style-name="T15">Insuficiente</text:span></text:p>
          </table:table-cell>
        </table:table-row>
        <table:table-row table:style-name="Table7.1">
          <table:table-cell table:style-name="Table7.A2" office:value-type="string">
            <text:p text:style-name="P15"><text:span text:style-name="T8">Proactividad</text:span></text:p>
          </table:table-cell>
          <table:table-cell table:style-name="Table7.B2" office:value-type="string">
            <text:p text:style-name="P15"><text:span text:style-name="T16">Implementó mejoras no obligatorias al proyecto y explica el motivo de la implementación y su funcionalidad.</text:span></text:p>
          </table:table-cell>
          <table:table-cell table:style-name="Table7.C2" office:value-type="string">
            <text:p text:style-name="P15"><text:span text:style-name="T16">Propone mejoras posibles a futuro. No las implementó por falta de conocimiento o tiempo.</text:span></text:p>
          </table:table-cell>
          <table:table-cell table:style-name="Table7.D2" office:value-type="string">
            <text:p text:style-name="P15"><text:span text:style-name="T16">No propone áreas de mejora.</text:span></text:p>
          </table:table-cell>
        </table:table-row>
        <table:table-row table:style-name="Table7.1">
          <table:table-cell table:style-name="Table7.A2" office:value-type="string">
            <text:p text:style-name="P15"><text:span text:style-name="T8">Storytelling</text:span></text:p>
          </table:table-cell>
          <table:table-cell table:style-name="Table7.B2" office:value-type="string">
            <text:p text:style-name="P15"><text:span text:style-name="T16">Utiliza historias para captar y mantener la atención de su audiencia. Despierta emociones intencional y estratégicamente para transmitir sus ideas.</text:span></text:p>
          </table:table-cell>
          <table:table-cell table:style-name="Table7.C3" office:value-type="string">
            <text:p text:style-name="P15"><text:span text:style-name="T16">Utiliza historias o situaciones cotidianas para captar y mantener la atención de su audiencia.</text:span></text:p>
          </table:table-cell>
          <table:table-cell table:style-name="Table7.D2" office:value-type="string">
            <text:p text:style-name="P15"><text:span text:style-name="T16">No utiliza la estrategia de storytelling para conectar con su audiencia y captar / mantener la atención.</text:span></text:p>
          </table:table-cell>
        </table:table-row>
        <table:table-row table:style-name="Table7.4">
          <table:table-cell table:style-name="Table7.A2" office:value-type="string">
            <text:p text:style-name="P15"><text:span text:style-name="T8">Lenguaje técnico</text:span></text:p>
          </table:table-cell>
          <table:table-cell table:style-name="Table7.B2" office:value-type="string">
            <text:p text:style-name="P15"><text:span text:style-name="T16">Utiliza lenguaje técnico correcto en todos los momentos necesarios, nombrando cada cosa según su nombre específico. Al momento de explicar procesos o flujos aplica la terminología esperada. No confunde términos ni ideas.</text:span></text:p>
          </table:table-cell>
          <table:table-cell table:style-name="Table7.C3" office:value-type="string">
            <text:p text:style-name="P15"><text:span text:style-name="T16">Se esfuerza por utilizar la terminología adecuada, en ocasiones se confunde o recae en demostrativos (esta, ese, eso) para poder explicar procesos y/o flujos dentro de la aplicació.n</text:span></text:p>
          </table:table-cell>
          <table:table-cell table:style-name="Table7.D2" office:value-type="string">
            <text:p text:style-name="P15"><text:span text:style-name="T16">No logra explicar los procesos y/o flujos de la aplicación utilizando el lenguaje técnico. No sabe o no puede dar cuenta de los términos técnicos apropiados a la hora de presentar o defender su proyecto.</text:span></text:p>
          </table:table-cell>
        </table:table-row>
      </table:table>
      <text:p text:style-name="P11"/>
      <text:p text:style-name="P11"/>
      <text:p text:style-name="P11"/>
      <text:p text:style-name="P12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unito" svg:font-family="Nunito" style:font-family-generic="roman" style:font-pitch="variable"/>
    <style:font-face style:name="Nunito1" svg:font-family="Nunito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fo:language="es" fo:country="MX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1.3752in" svg:height="0.2547in" draw:z-index="4"><draw:image xlink:href="Pictures/10000001000009C4000001D44DCB928FD46A4DE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10:57:27.692000000</dc:date>
    <meta:editing-duration>PT4M49S</meta:editing-duration>
    <meta:editing-cycles>1</meta:editing-cycles>
    <meta:document-statistic meta:table-count="7" meta:image-count="1" meta:object-count="0" meta:page-count="5" meta:paragraph-count="123" meta:word-count="1329" meta:character-count="8773" meta:non-whitespace-character-count="7565"/>
    <meta:generator>LibreOffice/7.3.7.2$Windows_X86_64 LibreOffice_project/e114eadc50a9ff8d8c8a0567d6da8f454beeb84f</meta:generator>
  </office:meta>
</office:document-meta>
</file>